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paragraph-rsid="000250eb" style:font-size-asian="15pt" style:font-size-complex="15pt"/>
    </style:style>
    <style:style style:name="P2" style:family="paragraph" style:parent-style-name="Standard" style:list-style-name="L1">
      <style:text-properties fo:font-size="15pt" officeooo:paragraph-rsid="000250eb" style:font-size-asian="15pt" style:font-size-complex="15pt"/>
    </style:style>
    <style:style style:name="P3" style:family="paragraph" style:parent-style-name="Standard">
      <style:text-properties fo:font-size="15pt" fo:font-weight="bold" officeooo:paragraph-rsid="000250eb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50eb"/>
    </style:style>
    <style:style style:name="T3" style:family="text">
      <style:text-properties fo:color="#2a6099" loext:opacity="100%" fo:font-weight="bold" officeooo:rsid="000250eb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ntament de Maó </text:p>
      <text:p text:style-name="P1">Servei de Recaptació </text:p>
      <text:p text:style-name="P1"/>
      <text:p text:style-name="P1">Benvolguts/udes usuaris/es, </text:p>
      <text:p text:style-name="P1"/>
      <text:p text:style-name="P1">Hem de informar-vos que teniu fins el pròxim mes d'abril per presentar el pagament de l'Impost sobre bens inmobles (IBI) </text:p>
      <text:p text:style-name="P1"/>
      <text:p text:style-name="P1">Us recordam que el pagament es pot realitzar de les segients maneres: </text:p>
      <text:list text:style-name="L1">
        <text:list-item>
          <text:p text:style-name="P2"><text:span text:style-name="T1">Presencialment:</text:span> a les oficines de recaptació de l'Ajuntament de Maó, en horari de dilluns a divendres, de 9:00 h a 14:00 h.</text:p>
        </text:list-item>
        <text:list-item>
          <text:p text:style-name="P2"><text:span text:style-name="T1">En línia:</text:span> mitjançant el portal <text:span text:style-name="T2">w</text:span>eb de l'Ajuntament <text:span text:style-name="T3">www.ajmao.org</text:span></text:p>
        </text:list-item>
        <text:list-item>
          <text:p text:style-name="P2"><text:span text:style-name="T1">Per domiciliació bancària:</text:span> Per a aquells que ja tenen el rebut domiciliat, el càrrec es farà efectiu dins el termini establert.</text:p>
        </text:list-item>
      </text:list>
      <text:p text:style-name="P1"/>
      <text:p text:style-name="P1">Si necessiteu més informació o assistència, no dubteu a contactar-nos al telèfon 971 36 98 00 <text:span text:style-name="T2">o </text:span>a l'adreça electrònica <text:span text:style-name="T3">alcaldia@ajmao.org</text:span></text:p>
      <text:p text:style-name="P1"/>
      <text:p text:style-name="P1">Ben cordialment, </text:p>
      <text:p text:style-name="P3">Hector Pons Riudavets </text:p>
      <text:p text:style-name="P1">Responsable del Servei de Recaptació </text:p>
      <text:p text:style-name="P1">Ajuntament de Maó </text:p>
      <text:p text:style-name="P1"/>
      <text:p text:style-name="P1">Maó, 15 de Novembre de 202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8:08:20.474146954</meta:creation-date>
    <dc:date>2024-11-21T18:13:03.100769954</dc:date>
    <meta:editing-duration>PT4M43S</meta:editing-duration>
    <meta:editing-cycles>1</meta:editing-cycles>
    <meta:generator>LibreOffice/24.8.3.2$Linux_X86_64 LibreOffice_project/480$Build-2</meta:generator>
    <meta:document-statistic meta:table-count="0" meta:image-count="0" meta:object-count="0" meta:page-count="1" meta:paragraph-count="14" meta:word-count="135" meta:character-count="833" meta:non-whitespace-character-count="706"/>
  </office:meta>
</office:document-meta>
</file>